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9"/>
    <style:style style:name="P37" style:family="paragraph" style:parent-style-name="Text_20_body" style:list-style-name="L19">
      <style:paragraph-properties fo:margin-top="0cm" fo:margin-bottom="0cm" style:contextual-spacing="false"/>
    </style:style>
    <style:style style:name="P38" style:family="paragraph" style:parent-style-name="Text_20_body" style:list-style-name="L20"/>
    <style:style style:name="P39" style:family="paragraph" style:parent-style-name="Text_20_body" style:list-style-name="L20">
      <style:paragraph-properties fo:margin-top="0cm" fo:margin-bottom="0cm" style:contextual-spacing="false"/>
    </style:style>
    <style:style style:name="P40" style:family="paragraph" style:parent-style-name="Text_20_body" style:list-style-name="L21"/>
    <style:style style:name="P41" style:family="paragraph" style:parent-style-name="Text_20_body" style:list-style-name="L21">
      <style:paragraph-properties fo:margin-top="0cm" fo:margin-bottom="0cm" style:contextual-spacing="false"/>
    </style:style>
    <style:style style:name="P42" style:family="paragraph" style:parent-style-name="Text_20_body" style:list-style-name="L22"/>
    <style:style style:name="P43" style:family="paragraph" style:parent-style-name="Text_20_body" style:list-style-name="L22">
      <style:paragraph-properties fo:margin-top="0cm" fo:margin-bottom="0cm" style:contextual-spacing="false"/>
    </style:style>
    <style:style style:name="P44" style:family="paragraph" style:parent-style-name="Text_20_body" style:list-style-name="L23"/>
    <style:style style:name="P45" style:family="paragraph" style:parent-style-name="Text_20_body" style:list-style-name="L23">
      <style:paragraph-properties fo:margin-top="0cm" fo:margin-bottom="0cm" style:contextual-spacing="false"/>
    </style:style>
    <style:style style:name="P46" style:family="paragraph" style:parent-style-name="Text_20_body" style:list-style-name="L24"/>
    <style:style style:name="P47" style:family="paragraph" style:parent-style-name="Text_20_body" style:list-style-name="L24">
      <style:paragraph-properties fo:margin-top="0cm" fo:margin-bottom="0cm" style:contextual-spacing="false"/>
    </style:style>
    <style:style style:name="P48" style:family="paragraph" style:parent-style-name="Text_20_body" style:list-style-name="L25"/>
    <style:style style:name="P49" style:family="paragraph" style:parent-style-name="Text_20_body" style:list-style-name="L25">
      <style:paragraph-properties fo:margin-top="0cm" fo:margin-bottom="0cm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 style:list-style-name="L26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19 : Bases des réseaux — adresse IP, <text:span text:style-name="Source_20_Text">/24</text:span>, adresse réseau et routeur</text:h>
      <text:h text:style-name="Heading_20_3" text:outline-level="3">Objectif</text:h>
      <text:p text:style-name="Text_20_body">Aujourd’hui, on apprend à lire une adresse IP simple, à reconnaître un réseau local, et à comprendre quand un routeur devient nécessaire.</text:p>
      <text:h text:style-name="Heading_20_3" text:outline-level="3">À la fin de la séance, je dois savoir :</text:h>
      <text:list text:style-name="L1">
        <text:list-item>
          <text:p text:style-name="P3">dire à quoi sert une adresse IP ; </text:p>
        </text:list-item>
        <text:list-item>
          <text:p text:style-name="P3">comprendre le sens de <text:span text:style-name="Source_20_Text">/24</text:span> dans les exemples étudiés ; </text:p>
        </text:list-item>
        <text:list-item>
          <text:p text:style-name="P3">trouver une adresse réseau ; </text:p>
        </text:list-item>
        <text:list-item>
          <text:p text:style-name="P3">dire si deux machines sont dans le même réseau ; </text:p>
        </text:list-item>
        <text:list-item>
          <text:p text:style-name="P3">expliquer pourquoi un <text:span text:style-name="Source_20_Text">ping</text:span> peut échouer ; </text:p>
        </text:list-item>
        <text:list-item>
          <text:p text:style-name="P2">dire à quoi sert un routeur. </text:p>
        </text:list-item>
      </text:list>
      <text:h text:style-name="Heading_20_1" text:outline-level="1">1. À retenir</text:h>
      <text:h text:style-name="Heading_20_2" text:outline-level="2">Qu’est-ce qu’un réseau ?</text:h>
      <text:p text:style-name="Text_20_body">Un réseau relie plusieurs machines pour leur permettre de communiquer.</text:p>
      <text:h text:style-name="Heading_20_2" text:outline-level="2">L’adresse IP</text:h>
      <text:p text:style-name="Text_20_body">Une machine sur un réseau possède une <text:span text:style-name="Strong_20_Emphasis">adresse IP</text:span>.<text:line-break/>Elle permet d’identifier cette machine.</text:p>
      <text:p text:style-name="Text_20_body">Exemples :</text:p>
      <text:list text:style-name="L2">
        <text:list-item>
          <text:p text:style-name="P5"><text:span text:style-name="Source_20_Text">192.168.1.1</text:span> </text:p>
        </text:list-item>
        <text:list-item>
          <text:p text:style-name="P5"><text:span text:style-name="Source_20_Text">192.168.1.2</text:span> </text:p>
        </text:list-item>
        <text:list-item>
          <text:p text:style-name="P4"><text:span text:style-name="Source_20_Text">192.168.2.3</text:span> </text:p>
        </text:list-item>
      </text:list>
      <text:h text:style-name="Heading_20_2" text:outline-level="2">La notation <text:span text:style-name="Source_20_Text">/24</text:span></text:h>
      <text:p text:style-name="Text_20_body">Dans cette séance, on étudie des adresses de la forme :</text:p>
      <text:list text:style-name="L3">
        <text:list-item>
          <text:p text:style-name="P6"><text:span text:style-name="Source_20_Text">192.168.1.1/24</text:span> </text:p>
        </text:list-item>
      </text:list>
      <text:p text:style-name="Text_20_body">Avec <text:span text:style-name="Source_20_Text">/24</text:span>, on retient que :</text:p>
      <text:list text:style-name="L4">
        <text:list-item>
          <text:p text:style-name="P8">les <text:span text:style-name="Strong_20_Emphasis">trois premiers nombres</text:span> indiquent le réseau ; </text:p>
        </text:list-item>
        <text:list-item>
          <text:p text:style-name="P7">le <text:span text:style-name="Strong_20_Emphasis">dernier nombre</text:span> distingue la machine. </text:p>
        </text:list-item>
      </text:list>
      <text:p text:style-name="Text_20_body">Exemple :</text:p>
      <text:list text:style-name="L5">
        <text:list-item>
          <text:p text:style-name="P10"><text:span text:style-name="Source_20_Text">192.168.1.1/24</text:span> appartient au réseau <text:span text:style-name="Source_20_Text">192.168.1.0</text:span> </text:p>
        </text:list-item>
        <text:list-item>
          <text:p text:style-name="P10"><text:span text:style-name="Source_20_Text">192.168.1.2/24</text:span> appartient au réseau <text:span text:style-name="Source_20_Text">192.168.1.0</text:span> </text:p>
        </text:list-item>
        <text:list-item>
          <text:p text:style-name="P9"><text:soft-page-break/><text:span text:style-name="Source_20_Text">192.168.2.3/24</text:span> appartient au réseau <text:span text:style-name="Source_20_Text">192.168.2.0</text:span> </text:p>
        </text:list-item>
      </text:list>
      <text:h text:style-name="Heading_20_2" text:outline-level="2">Même réseau ou non</text:h>
      <text:p text:style-name="Text_20_body">Deux machines peuvent communiquer directement si elles sont dans le <text:span text:style-name="Strong_20_Emphasis">même réseau</text:span>.</text:p>
      <text:p text:style-name="Text_20_body">Exemple :</text:p>
      <text:list text:style-name="L6">
        <text:list-item>
          <text:p text:style-name="P12"><text:span text:style-name="Source_20_Text">192.168.1.1/24</text:span> </text:p>
        </text:list-item>
        <text:list-item>
          <text:p text:style-name="P11"><text:span text:style-name="Source_20_Text">192.168.1.2/24</text:span> </text:p>
        </text:list-item>
      </text:list>
      <text:p text:style-name="Text_20_body">Même réseau : <text:span text:style-name="Source_20_Text">192.168.1.0</text:span></text:p>
      <text:h text:style-name="Heading_20_2" text:outline-level="2">Le routeur</text:h>
      <text:p text:style-name="Text_20_body">Quand deux machines sont dans des <text:span text:style-name="Strong_20_Emphasis">réseaux différents</text:span>, elles ne communiquent pas directement.<text:line-break/>Il faut un <text:span text:style-name="Strong_20_Emphasis">routeur</text:span>.</text:p>
      <text:p text:style-name="Text_20_body">Le routeur relie des réseaux différents.</text:p>
      <text:h text:style-name="Heading_20_2" text:outline-level="2">Le ping</text:h>
      <text:p text:style-name="Text_20_body">La commande <text:span text:style-name="Source_20_Text">ping</text:span> permet de tester si une machine répond sur le réseau.</text:p>
      <text:h text:style-name="Heading_20_1" text:outline-level="1">2. Méthode</text:h>
      <text:p text:style-name="Text_20_body">Pour savoir si deux machines sont dans le même réseau (dans les exemples en <text:span text:style-name="Source_20_Text">/24</text:span>) :</text:p>
      <text:list text:style-name="L7">
        <text:list-item>
          <text:p text:style-name="P14">je regarde les trois premiers nombres ; </text:p>
        </text:list-item>
        <text:list-item>
          <text:p text:style-name="P14">s’ils sont identiques, les machines sont dans le même réseau ; </text:p>
        </text:list-item>
        <text:list-item>
          <text:p text:style-name="P13">sinon, elles sont dans des réseaux différents. </text:p>
        </text:list-item>
      </text:list>
      <text:h text:style-name="Heading_20_1" text:outline-level="1">3. Exemple guidé</text:h>
      <text:p text:style-name="Text_20_body">On considère :</text:p>
      <text:list text:style-name="L8">
        <text:list-item>
          <text:p text:style-name="P16">M1 : <text:span text:style-name="Source_20_Text">192.168.1.1/24</text:span> </text:p>
        </text:list-item>
        <text:list-item>
          <text:p text:style-name="P16">M2 : <text:span text:style-name="Source_20_Text">192.168.1.2/24</text:span> </text:p>
        </text:list-item>
        <text:list-item>
          <text:p text:style-name="P15">M3 : <text:span text:style-name="Source_20_Text">192.168.2.3/24</text:span> </text:p>
        </text:list-item>
      </text:list>
      <text:h text:style-name="Heading_20_3" text:outline-level="3">Questions</text:h>
      <text:list text:style-name="L9">
        <text:list-item>
          <text:p text:style-name="P18">Quelle est l’adresse réseau de M1 ?<text:line-break/>.................................................................... </text:p>
        </text:list-item>
        <text:list-item>
          <text:p text:style-name="P18">Quelle est l’adresse réseau de M2 ?<text:line-break/>.................................................................... </text:p>
        </text:list-item>
        <text:list-item>
          <text:p text:style-name="P18">Quelle est l’adresse réseau de M3 ?<text:line-break/>.................................................................... </text:p>
        </text:list-item>
        <text:list-item>
          <text:p text:style-name="P18"><text:soft-page-break/>M1 et M2 sont-elles dans le même réseau ?<text:line-break/>.................................................................... </text:p>
        </text:list-item>
        <text:list-item>
          <text:p text:style-name="P17">M1 et M3 sont-elles dans le même réseau ?<text:line-break/>.................................................................... </text:p>
        </text:list-item>
      </text:list>
      <text:h text:style-name="Heading_20_1" text:outline-level="1">4. Exercices</text:h>
      <text:h text:style-name="Heading_20_2" text:outline-level="2">Exercice 1</text:h>
      <text:p text:style-name="Text_20_body">On considère :</text:p>
      <text:list text:style-name="L10">
        <text:list-item>
          <text:p text:style-name="P20">A : <text:span text:style-name="Source_20_Text">192.168.1.4/24</text:span> </text:p>
        </text:list-item>
        <text:list-item>
          <text:p text:style-name="P19">B : <text:span text:style-name="Source_20_Text">192.168.1.12/24</text:span> </text:p>
        </text:list-item>
      </text:list>
      <text:list text:style-name="L11">
        <text:list-item>
          <text:p text:style-name="P22">Quelle est l’adresse réseau de A ?<text:line-break/>.................................................................... </text:p>
        </text:list-item>
        <text:list-item>
          <text:p text:style-name="P22">Quelle est l’adresse réseau de B ?<text:line-break/>.................................................................... </text:p>
        </text:list-item>
        <text:list-item>
          <text:p text:style-name="P22">Sont-elles dans le même réseau ?<text:line-break/>.................................................................... </text:p>
        </text:list-item>
        <text:list-item>
          <text:p text:style-name="P21">Une communication directe est-elle possible ?<text:line-break/>.................................................................... </text:p>
        </text:list-item>
      </text:list>
      <text:h text:style-name="Heading_20_2" text:outline-level="2">Exercice 2</text:h>
      <text:p text:style-name="Text_20_body">On considère :</text:p>
      <text:list text:style-name="L12">
        <text:list-item>
          <text:p text:style-name="P24">A : <text:span text:style-name="Source_20_Text">192.168.1.4/24</text:span> </text:p>
        </text:list-item>
        <text:list-item>
          <text:p text:style-name="P23">B : <text:span text:style-name="Source_20_Text">192.168.2.12/24</text:span> </text:p>
        </text:list-item>
      </text:list>
      <text:list text:style-name="L13">
        <text:list-item>
          <text:p text:style-name="P26">Quelle est l’adresse réseau de A ?<text:line-break/>.................................................................... </text:p>
        </text:list-item>
        <text:list-item>
          <text:p text:style-name="P26">Quelle est l’adresse réseau de B ?<text:line-break/>.................................................................... </text:p>
        </text:list-item>
        <text:list-item>
          <text:p text:style-name="P26">Sont-elles dans le même réseau ?<text:line-break/>.................................................................... </text:p>
        </text:list-item>
        <text:list-item>
          <text:p text:style-name="P26">Une communication directe est-elle possible ?<text:line-break/>.................................................................... </text:p>
        </text:list-item>
        <text:list-item>
          <text:p text:style-name="P25">Quel équipement faut-il pour permettre la communication ?<text:line-break/>.................................................................... </text:p>
        </text:list-item>
      </text:list>
      <text:h text:style-name="Heading_20_2" text:outline-level="2">Exercice 3</text:h>
      <text:p text:style-name="Text_20_body">Une machine M possède l’adresse :</text:p>
      <text:list text:style-name="L14">
        <text:list-item>
          <text:p text:style-name="P27"><text:span text:style-name="Source_20_Text">10.0.4.7/24</text:span> </text:p>
        </text:list-item>
      </text:list>
      <text:p text:style-name="Text_20_body"><text:soft-page-break/>Quelle est son adresse réseau ?<text:line-break/>....................................................................</text:p>
      <text:h text:style-name="Heading_20_1" text:outline-level="1">5. Le ping</text:h>
      <text:p text:style-name="Text_20_body">Depuis une machine M1 d’adresse <text:span text:style-name="Source_20_Text">192.168.1.1/24</text:span>, on exécute :</text:p>
      <text:section text:style-name="Sect1" text:name="code-block-viewer">
        <text:p text:style-name="P1">ping 192.168.2.3</text:p>
      </text:section>
      <text:p text:style-name="Text_20_body">Le système répond :</text:p>
      <text:section text:style-name="Sect1" text:name="Section1">
        <text:p text:style-name="P1"><text:bookmark text:name="code-block-viewer"/>Hôte inaccessible</text:p>
      </text:section>
      <text:h text:style-name="Heading_20_3" text:outline-level="3">Questions</text:h>
      <text:list text:style-name="L15">
        <text:list-item>
          <text:p text:style-name="P29">Quelle est l’adresse réseau de M1 ?<text:line-break/>.................................................................... </text:p>
        </text:list-item>
        <text:list-item>
          <text:p text:style-name="P29">Quelle est l’adresse réseau de la machine contactée ?<text:line-break/>.................................................................... </text:p>
        </text:list-item>
        <text:list-item>
          <text:p text:style-name="P29">Les deux machines sont-elles dans le même réseau ?<text:line-break/>.................................................................... </text:p>
        </text:list-item>
        <text:list-item>
          <text:p text:style-name="P29">Pourquoi le <text:span text:style-name="Source_20_Text">ping</text:span> échoue-t-il ?<text:line-break/>.................................................................... </text:p>
        </text:list-item>
        <text:list-item>
          <text:p text:style-name="P28">Quel équipement faut-il ajouter pour permettre la communication ?<text:line-break/>.................................................................... </text:p>
        </text:list-item>
      </text:list>
      <text:h text:style-name="Heading_20_1" text:outline-level="1">6. Vrai ou faux ?</text:h>
      <text:h text:style-name="Heading_20_2" text:outline-level="2">a)</text:h>
      <text:p text:style-name="Text_20_body">Une adresse IP sert à identifier une machine sur un réseau.<text:line-break/><text:span text:style-name="Strong_20_Emphasis">Vrai / Faux</text:span></text:p>
      <text:h text:style-name="Heading_20_2" text:outline-level="2">b)</text:h>
      <text:p text:style-name="Text_20_body">Avec <text:span text:style-name="Source_20_Text">/24</text:span>, <text:span text:style-name="Source_20_Text">192.168.1.4</text:span> et <text:span text:style-name="Source_20_Text">192.168.1.9</text:span> sont dans le même réseau.<text:line-break/><text:span text:style-name="Strong_20_Emphasis">Vrai / Faux</text:span></text:p>
      <text:h text:style-name="Heading_20_2" text:outline-level="2">c)</text:h>
      <text:p text:style-name="Text_20_body">Avec <text:span text:style-name="Source_20_Text">/24</text:span>, <text:span text:style-name="Source_20_Text">192.168.1.4</text:span> et <text:span text:style-name="Source_20_Text">192.168.2.9</text:span> sont dans le même réseau.<text:line-break/><text:span text:style-name="Strong_20_Emphasis">Vrai / Faux</text:span></text:p>
      <text:h text:style-name="Heading_20_2" text:outline-level="2">d)</text:h>
      <text:p text:style-name="Text_20_body">Un routeur permet de relier des réseaux différents.<text:line-break/><text:span text:style-name="Strong_20_Emphasis">Vrai / Faux</text:span></text:p>
      <text:h text:style-name="Heading_20_1" text:outline-level="1"><text:soft-page-break/>7. Petit exercice type bac</text:h>
      <text:p text:style-name="Text_20_body">On considère un réseau local constitué de trois machines :</text:p>
      <text:list text:style-name="L16">
        <text:list-item>
          <text:p text:style-name="P31">M1 : <text:span text:style-name="Source_20_Text">192.168.1.1/24</text:span> </text:p>
        </text:list-item>
        <text:list-item>
          <text:p text:style-name="P31">M2 : <text:span text:style-name="Source_20_Text">192.168.1.2/24</text:span> </text:p>
        </text:list-item>
        <text:list-item>
          <text:p text:style-name="P30">M3 : <text:span text:style-name="Source_20_Text">192.168.2.3/24</text:span> </text:p>
        </text:list-item>
      </text:list>
      <text:p text:style-name="Text_20_body">Depuis M1, on exécute :</text:p>
      <text:section text:style-name="Sect1" text:name="Section2">
        <text:p text:style-name="P1"><text:bookmark text:name="code-block-viewer Copie 1"/>ping 192.168.2.3</text:p>
      </text:section>
      <text:p text:style-name="Text_20_body">Le résultat est :</text:p>
      <text:section text:style-name="Sect1" text:name="Section3">
        <text:p text:style-name="P1"><text:bookmark text:name="code-block-viewer Copie 2"/>Hôte inaccessible</text:p>
      </text:section>
      <text:h text:style-name="Heading_20_3" text:outline-level="3">Questions</text:h>
      <text:list text:style-name="L17">
        <text:list-item>
          <text:p text:style-name="P33">Quelle est l’adresse réseau de M1 ?<text:line-break/>.................................................................... </text:p>
        </text:list-item>
        <text:list-item>
          <text:p text:style-name="P33">Quelle est l’adresse réseau de M3 ?<text:line-break/>.................................................................... </text:p>
        </text:list-item>
        <text:list-item>
          <text:p text:style-name="P33">Pourquoi M1 ne peut-elle pas joindre directement M3 ?<text:line-break/>.................................................................... </text:p>
        </text:list-item>
        <text:list-item>
          <text:p text:style-name="P32">Quel équipement permettrait de relier ces deux réseaux ?<text:line-break/>.................................................................... </text:p>
        </text:list-item>
      </text:list>
      <text:h text:style-name="Heading_20_1" text:outline-level="1">8. Bilan</text:h>
      <text:p text:style-name="Text_20_body">Compléter les phrases :</text:p>
      <text:list text:style-name="L18">
        <text:list-item>
          <text:p text:style-name="P35">Une adresse IP sert à<text:line-break/>.................................................................... </text:p>
        </text:list-item>
        <text:list-item>
          <text:p text:style-name="P35">Avec <text:span text:style-name="Source_20_Text">/24</text:span>, l’adresse réseau s’obtient en<text:line-break/>.................................................................... </text:p>
        </text:list-item>
        <text:list-item>
          <text:p text:style-name="P35">Deux machines peuvent communiquer directement si<text:line-break/>.................................................................... </text:p>
        </text:list-item>
        <text:list-item>
          <text:p text:style-name="P35">Si deux machines sont dans des réseaux différents, il faut<text:line-break/>.................................................................... </text:p>
        </text:list-item>
        <text:list-item>
          <text:p text:style-name="P34">Un routeur sert à<text:line-break/>.................................................................... </text:p>
        </text:list-item>
      </text:list>
      <text:h text:style-name="Heading_20_1" text:outline-level="1">CORRECTION</text:h>
      <text:h text:style-name="Heading_20_2" text:outline-level="2">Exemple guidé</text:h>
      <text:list text:style-name="L19">
        <text:list-item>
          <text:p text:style-name="P37"><text:span text:style-name="Source_20_Text">192.168.1.0</text:span> </text:p>
        </text:list-item>
        <text:list-item>
          <text:p text:style-name="P37"><text:span text:style-name="Source_20_Text">192.168.1.0</text:span> </text:p>
        </text:list-item>
        <text:list-item>
          <text:p text:style-name="P37"><text:span text:style-name="Source_20_Text">192.168.2.0</text:span> </text:p>
        </text:list-item>
        <text:list-item>
          <text:p text:style-name="P37">oui </text:p>
        </text:list-item>
        <text:list-item>
          <text:p text:style-name="P36"><text:soft-page-break/>non </text:p>
        </text:list-item>
      </text:list>
      <text:h text:style-name="Heading_20_2" text:outline-level="2">Exercice 1</text:h>
      <text:list text:style-name="L20">
        <text:list-item>
          <text:p text:style-name="P39"><text:span text:style-name="Source_20_Text">192.168.1.0</text:span> </text:p>
        </text:list-item>
        <text:list-item>
          <text:p text:style-name="P39"><text:span text:style-name="Source_20_Text">192.168.1.0</text:span> </text:p>
        </text:list-item>
        <text:list-item>
          <text:p text:style-name="P39">oui </text:p>
        </text:list-item>
        <text:list-item>
          <text:p text:style-name="P38">oui </text:p>
        </text:list-item>
      </text:list>
      <text:h text:style-name="Heading_20_2" text:outline-level="2">Exercice 2</text:h>
      <text:list text:style-name="L21">
        <text:list-item>
          <text:p text:style-name="P41"><text:span text:style-name="Source_20_Text">192.168.1.0</text:span> </text:p>
        </text:list-item>
        <text:list-item>
          <text:p text:style-name="P41"><text:span text:style-name="Source_20_Text">192.168.2.0</text:span> </text:p>
        </text:list-item>
        <text:list-item>
          <text:p text:style-name="P41">non </text:p>
        </text:list-item>
        <text:list-item>
          <text:p text:style-name="P41">non </text:p>
        </text:list-item>
        <text:list-item>
          <text:p text:style-name="P40">un routeur </text:p>
        </text:list-item>
      </text:list>
      <text:h text:style-name="Heading_20_2" text:outline-level="2">Exercice 3</text:h>
      <text:p text:style-name="Text_20_body"><text:span text:style-name="Source_20_Text">10.0.4.0</text:span></text:p>
      <text:h text:style-name="Heading_20_2" text:outline-level="2">Le ping</text:h>
      <text:list text:style-name="L22">
        <text:list-item>
          <text:p text:style-name="P43"><text:span text:style-name="Source_20_Text">192.168.1.0</text:span> </text:p>
        </text:list-item>
        <text:list-item>
          <text:p text:style-name="P43"><text:span text:style-name="Source_20_Text">192.168.2.0</text:span> </text:p>
        </text:list-item>
        <text:list-item>
          <text:p text:style-name="P43">non </text:p>
        </text:list-item>
        <text:list-item>
          <text:p text:style-name="P43">le <text:span text:style-name="Source_20_Text">ping</text:span> échoue car les deux machines sont dans des réseaux différents </text:p>
        </text:list-item>
        <text:list-item>
          <text:p text:style-name="P42">un routeur </text:p>
        </text:list-item>
      </text:list>
      <text:h text:style-name="Heading_20_2" text:outline-level="2">Vrai ou faux</text:h>
      <text:p text:style-name="Text_20_body">a) <text:span text:style-name="Strong_20_Emphasis">Vrai</text:span><text:line-break/>b) <text:span text:style-name="Strong_20_Emphasis">Vrai</text:span><text:line-break/>c) <text:span text:style-name="Strong_20_Emphasis">Faux</text:span><text:line-break/>d) <text:span text:style-name="Strong_20_Emphasis">Vrai</text:span></text:p>
      <text:h text:style-name="Heading_20_2" text:outline-level="2">Petit exercice type bac</text:h>
      <text:list text:style-name="L23">
        <text:list-item>
          <text:p text:style-name="P45"><text:span text:style-name="Source_20_Text">192.168.1.0</text:span> </text:p>
        </text:list-item>
        <text:list-item>
          <text:p text:style-name="P45"><text:span text:style-name="Source_20_Text">192.168.2.0</text:span> </text:p>
        </text:list-item>
        <text:list-item>
          <text:p text:style-name="P45">M1 et M3 ne sont pas dans le même réseau local </text:p>
        </text:list-item>
        <text:list-item>
          <text:p text:style-name="P44">un routeur </text:p>
        </text:list-item>
      </text:list>
      <text:h text:style-name="Heading_20_2" text:outline-level="2">Bilan possible</text:h>
      <text:list text:style-name="L24">
        <text:list-item>
          <text:p text:style-name="P47">identifier une machine </text:p>
        </text:list-item>
        <text:list-item>
          <text:p text:style-name="P47">gardant les trois premiers nombres et en remplaçant le dernier par <text:span text:style-name="Source_20_Text">0</text:span> </text:p>
        </text:list-item>
        <text:list-item>
          <text:p text:style-name="P47"><text:soft-page-break/>elles sont dans le même réseau </text:p>
        </text:list-item>
        <text:list-item>
          <text:p text:style-name="P47">un routeur </text:p>
        </text:list-item>
        <text:list-item>
          <text:p text:style-name="P46">relier des réseaux différents </text:p>
        </text:list-item>
      </text:list>
      <text:h text:style-name="Heading_20_1" text:outline-level="1">Mini devoir maison</text:h>
      <text:h text:style-name="Heading_20_2" text:outline-level="2">Exercice 1</text:h>
      <text:p text:style-name="Text_20_body">On considère :</text:p>
      <text:list text:style-name="L25">
        <text:list-item>
          <text:p text:style-name="P49">A : <text:span text:style-name="Source_20_Text">192.168.3.4/24</text:span> </text:p>
        </text:list-item>
        <text:list-item>
          <text:p text:style-name="P49">B : <text:span text:style-name="Source_20_Text">192.168.3.12/24</text:span> </text:p>
        </text:list-item>
        <text:list-item>
          <text:p text:style-name="P48">C : <text:span text:style-name="Source_20_Text">192.168.4.7/24</text:span> </text:p>
        </text:list-item>
      </text:list>
      <text:list text:style-name="L26">
        <text:list-item>
          <text:p text:style-name="P51">Quelle est l’adresse réseau de A ? </text:p>
        </text:list-item>
        <text:list-item>
          <text:p text:style-name="P51">Quelle est l’adresse réseau de B ? </text:p>
        </text:list-item>
        <text:list-item>
          <text:p text:style-name="P51">Quelle est l’adresse réseau de C ? </text:p>
        </text:list-item>
        <text:list-item>
          <text:p text:style-name="P50">Quelles machines sont dans le même réseau ? </text:p>
        </text:list-item>
      </text:list>
      <text:h text:style-name="Heading_20_2" text:outline-level="2">Exercice 2</text:h>
      <text:p text:style-name="Text_20_body">Expliquer en une phrase pourquoi deux machines de réseaux différents ne communiquent pas directement.<text:line-break/>....................................................................<text:line-break/>....................................................................</text:p>
      <text:h text:style-name="Heading_20_2" text:outline-level="2">Exercice 3</text:h>
      <text:p text:style-name="Text_20_body">Expliquer en une phrase le rôle d’un routeur.<text:line-break/>....................................................................<text:line-break/>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4:47:21.238030327</meta:creation-date>
    <dc:date>2026-04-09T14:48:36.660088052</dc:date>
    <meta:editing-duration>PT1M16S</meta:editing-duration>
    <meta:editing-cycles>1</meta:editing-cycles>
    <meta:document-statistic meta:table-count="0" meta:image-count="0" meta:object-count="0" meta:page-count="7" meta:paragraph-count="172" meta:word-count="972" meta:character-count="7390" meta:non-whitespace-character-count="6589"/>
    <meta:generator>LibreOffice/24.2.7.2$Linux_X86_64 LibreOffice_project/420$Build-2</meta:generator>
  </office:meta>
</office:document-meta>
</file>